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37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ce4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Edit / Click</text:p>
          </table:table-cell>
          <table:table-cell table:style-name="ce2" office:value-type="string" calcext:value-type="string">
            <text:p>Local Save</text:p>
          </table:table-cell>
          <table:table-cell table:style-name="ce2" office:value-type="string" calcext:value-type="string">
            <text:p>Global Save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3"/>
          <table:table-cell table:style-name="ce5" table:number-columns-repeated="3"/>
          <table:table-cell/>
        </table:table-row>
        <table:table-row table:style-name="ro1">
          <table:table-cell table:style-name="ce1" office:value-type="string" calcext:value-type="string">
            <text:p>BOOL_SWITCH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BOOL_CHECKBOX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3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" office:value-type="string" calcext:value-type="string">
            <text:p>LIST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DATE_DMY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DATE_MDY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DATE_YMD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TEXT_PLAIN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TEXT_EMAIL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TEXT_PHONE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TEXT_URI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NT_SLIDER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1" office:value-type="string" calcext:value-type="string">
            <text:p>INT_TEXT</text:p>
          </table:table-cell>
          <table:table-cell table:style-name="ce3" table:number-columns-repeated="4"/>
          <table:table-cell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7:34:34.7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8M55S</meta:editing-duration>
    <meta:editing-cycles>4</meta:editing-cycles>
    <meta:generator>LibreOffice/5.1.1.3$Windows_x86 LibreOffice_project/89f508ef3ecebd2cfb8e1def0f0ba9a803b88a6d</meta:generator>
    <dc:date>2019-03-12T04:48:29.69000000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